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Method.SearchMethod( String uri , SearchInfo searc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Method.SearchMethod( String uri ,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ethod.SearchMethod( String uri , String statement , String language , Namespace language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